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rsid="0005c0ad" officeooo:paragraph-rsid="0005c0ad"/>
    </style:style>
    <style:style style:name="P2" style:family="paragraph" style:parent-style-name="Text_20_body">
      <style:text-properties officeooo:rsid="0005c0ad" officeooo:paragraph-rsid="0006259c"/>
    </style:style>
    <style:style style:name="P3" style:family="paragraph" style:parent-style-name="Text_20_body">
      <style:text-properties officeooo:rsid="0006259c" officeooo:paragraph-rsid="0006259c"/>
    </style:style>
    <style:style style:name="P4" style:family="paragraph" style:parent-style-name="Text_20_body">
      <style:text-properties officeooo:paragraph-rsid="0006259c"/>
    </style:style>
    <style:style style:name="P5" style:family="paragraph" style:parent-style-name="Text_20_body">
      <style:text-properties officeooo:rsid="000700b6" officeooo:paragraph-rsid="000700b6"/>
    </style:style>
    <style:style style:name="P6" style:family="paragraph" style:parent-style-name="Text_20_body">
      <style:text-properties officeooo:rsid="0008c3fb" officeooo:paragraph-rsid="0008c3fb"/>
    </style:style>
    <style:style style:name="P7" style:family="paragraph" style:parent-style-name="Text_20_body" style:list-style-name="L1">
      <style:text-properties officeooo:rsid="0008c3fb" officeooo:paragraph-rsid="0008c3fb"/>
    </style:style>
    <style:style style:name="P8" style:family="paragraph" style:parent-style-name="Text_20_body">
      <style:text-properties officeooo:rsid="000993e7" officeooo:paragraph-rsid="000993e7"/>
    </style:style>
    <style:style style:name="P9" style:family="paragraph" style:parent-style-name="Text_20_body" style:list-style-name="L2">
      <style:text-properties officeooo:rsid="000993e7" officeooo:paragraph-rsid="000993e7"/>
    </style:style>
    <style:style style:name="P10" style:family="paragraph" style:parent-style-name="Text_20_body" style:list-style-name="L2">
      <style:text-properties officeooo:rsid="000993e7" officeooo:paragraph-rsid="000f9d34"/>
    </style:style>
    <style:style style:name="P11" style:family="paragraph" style:parent-style-name="Text_20_body" style:list-style-name="L3">
      <style:text-properties officeooo:rsid="000993e7" officeooo:paragraph-rsid="000993e7"/>
    </style:style>
    <style:style style:name="P12" style:family="paragraph" style:parent-style-name="Text_20_body" style:list-style-name="L4">
      <style:text-properties officeooo:rsid="000993e7" officeooo:paragraph-rsid="000993e7"/>
    </style:style>
    <style:style style:name="P13" style:family="paragraph" style:parent-style-name="Text_20_body" style:list-style-name="L4">
      <style:text-properties officeooo:rsid="000b8bb9" officeooo:paragraph-rsid="000b8bb9"/>
    </style:style>
    <style:style style:name="P14" style:family="paragraph" style:parent-style-name="Text_20_body">
      <style:text-properties officeooo:rsid="000b8bb9" officeooo:paragraph-rsid="000b8bb9"/>
    </style:style>
    <style:style style:name="P15" style:family="paragraph" style:parent-style-name="Text_20_body" style:list-style-name="L2">
      <style:text-properties officeooo:rsid="000b8bb9" officeooo:paragraph-rsid="000b8bb9"/>
    </style:style>
    <style:style style:name="P16" style:family="paragraph" style:parent-style-name="Text_20_body">
      <style:text-properties officeooo:rsid="000def56" officeooo:paragraph-rsid="000def56"/>
    </style:style>
    <style:style style:name="P17" style:family="paragraph" style:parent-style-name="Text_20_body">
      <style:text-properties officeooo:rsid="000f9d34" officeooo:paragraph-rsid="000f9d34"/>
    </style:style>
    <style:style style:name="P18" style:family="paragraph" style:parent-style-name="Text_20_body">
      <style:text-properties officeooo:rsid="00108c22" officeooo:paragraph-rsid="00108c22"/>
    </style:style>
    <style:style style:name="P19" style:family="paragraph" style:parent-style-name="Text_20_body">
      <style:text-properties officeooo:rsid="0011a035" officeooo:paragraph-rsid="0011a035"/>
    </style:style>
    <style:style style:name="P20" style:family="paragraph" style:parent-style-name="Text_20_body">
      <style:text-properties officeooo:rsid="0012b01e" officeooo:paragraph-rsid="0012b01e"/>
    </style:style>
    <style:style style:name="P21" style:family="paragraph" style:parent-style-name="Heading_20_1">
      <style:text-properties officeooo:rsid="000700b6" officeooo:paragraph-rsid="000700b6"/>
    </style:style>
    <style:style style:name="P22" style:family="paragraph" style:parent-style-name="Heading_20_1">
      <style:text-properties officeooo:rsid="0005c0ad" officeooo:paragraph-rsid="0005c0ad"/>
    </style:style>
    <style:style style:name="P23" style:family="paragraph" style:parent-style-name="Heading_20_1">
      <style:text-properties officeooo:rsid="0008c3fb" officeooo:paragraph-rsid="0008c3fb"/>
    </style:style>
    <style:style style:name="P24" style:family="paragraph" style:parent-style-name="Heading_20_2">
      <style:text-properties officeooo:rsid="0005c0ad" officeooo:paragraph-rsid="0005c0ad"/>
    </style:style>
    <style:style style:name="P25" style:family="paragraph" style:parent-style-name="Heading_20_2">
      <style:text-properties officeooo:rsid="0006259c" officeooo:paragraph-rsid="0006259c"/>
    </style:style>
    <style:style style:name="P26" style:family="paragraph" style:parent-style-name="Heading_20_3">
      <style:text-properties officeooo:rsid="0011a035" officeooo:paragraph-rsid="0011a035"/>
    </style:style>
    <style:style style:name="P27" style:family="paragraph" style:parent-style-name="Heading_20_3">
      <style:text-properties officeooo:rsid="0012b01e" officeooo:paragraph-rsid="0012b01e"/>
    </style:style>
    <style:style style:name="T1" style:family="text">
      <style:text-properties officeooo:rsid="0006259c"/>
    </style:style>
    <style:style style:name="T2" style:family="text">
      <style:text-properties officeooo:rsid="00068ce2"/>
    </style:style>
    <style:style style:name="T3" style:family="text">
      <style:text-properties officeooo:rsid="0008c3fb"/>
    </style:style>
    <style:style style:name="T4" style:family="text">
      <style:text-properties officeooo:rsid="000993e7"/>
    </style:style>
    <style:style style:name="T5" style:family="text">
      <style:text-properties fo:font-weight="bold" style:font-weight-asian="bold" style:font-weight-complex="bold"/>
    </style:style>
    <style:style style:name="T6" style:family="text">
      <style:text-properties fo:font-weight="normal" style:font-weight-asian="normal" style:font-weight-complex="normal"/>
    </style:style>
    <style:style style:name="T7" style:family="text">
      <style:text-properties fo:font-weight="normal" officeooo:rsid="000993e7" style:font-weight-asian="normal" style:font-weight-complex="normal"/>
    </style:style>
    <style:style style:name="T8" style:family="text">
      <style:text-properties fo:font-weight="normal" officeooo:rsid="000df0bc" style:font-weight-asian="normal" style:font-weight-complex="normal"/>
    </style:style>
    <style:style style:name="T9" style:family="text">
      <style:text-properties fo:font-weight="normal" officeooo:rsid="000f9d34" style:font-weight-asian="normal" style:font-weight-complex="normal"/>
    </style:style>
    <style:style style:name="T10" style:family="text">
      <style:text-properties fo:font-weight="normal" officeooo:rsid="00108c22" style:font-weight-asian="normal" style:font-weight-complex="normal"/>
    </style:style>
    <style:style style:name="T11" style:family="text">
      <style:text-properties officeooo:rsid="000df0bc"/>
    </style:style>
    <style:style style:name="T12" style:family="text">
      <style:text-properties officeooo:rsid="000f9d34"/>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3" text:outline-level="1">The TIBLocalDB Support Component</text:h>
      <text:p text:style-name="P6">TIBLocalDB is non-visual component supporting <text:s/>TIBDatabase and intended to simplify the use of the embedded firebird server on both Linux and Windows platforms. It is not available in console mode.</text:p>
      <text:p text:style-name="P6">When enabled, TIBLocalDB provides:</text:p>
      <text:list xml:id="list4870405871946840821" text:style-name="L1">
        <text:list-item>
          <text:p text:style-name="P7">Verification that the embedded Firebird Server is in use.</text:p>
        </text:list-item>
        <text:list-item>
          <text:p text:style-name="P7">Setup of the FIREBIRD, FIREBIRD_TMP and FIREBIRD_LOCK environment variables suitable for the embedded server.</text:p>
        </text:list-item>
        <text:list-item>
          <text:p text:style-name="P7">DatabaseName, and login parameters management.</text:p>
        </text:list-item>
        <text:list-item>
          <text:p text:style-name="P7">Use of the Firebird Services API to initialise and empty local database from a gbak format Firebird archive.</text:p>
        </text:list-item>
        <text:list-item>
          <text:p text:style-name="P7">Use of the Firebird Services API to save the current local database to a gbak format Firebird archive.</text:p>
        </text:list-item>
        <text:list-item>
          <text:p text:style-name="P7">Use of the Firebird Services API to replace the contents of the current local database from a gbak format Firebird archive.</text:p>
        </text:list-item>
        <text:list-item>
          <text:p text:style-name="P7">Use of the TIBXScript Engine for automated field upgrade of the local database.</text:p>
        </text:list-item>
      </text:list>
      <text:p text:style-name="P6">To use the component, <text:span text:style-name="T4">simply drop it onto a form or data +module and link it to the TIBDatabase.</text:span></text:p>
      <text:h text:style-name="Heading_20_3" text:outline-level="3">Properties</text:h>
      <text:list xml:id="list3148255287879139319" text:style-name="L2">
        <text:list-item>
          <text:p text:style-name="P9"><text:span text:style-name="T5">Database</text:span>: reference to the TIBDatabase component for the local database</text:p>
        </text:list-item>
        <text:list-item>
          <text:p text:style-name="P15"><text:span text:style-name="T5">DatabaseName</text:span>: filename (no path) to use for the Firebird Database file.</text:p>
        </text:list-item>
        <text:list-item>
          <text:p text:style-name="P10"><text:span text:style-name="T5">EmptyDBArchive</text:span>: filename (<text:span text:style-name="T11">optional</text:span> path) holding the database initialisation archive. <text:span text:style-name="T12">May either be absolute path or relative to application executeable.</text:span></text:p>
        </text:list-item>
        <text:list-item>
          <text:p text:style-name="P9"><text:span text:style-name="T5">Enabled</text:span>: when false component does nothing</text:p>
        </text:list-item>
        <text:list-item>
          <text:p text:style-name="P10"><text:span text:style-name="T5">FirebirdDirectory</text:span>: Full path to directory holding firebird.conf. <text:span text:style-name="T12">May either be absolute path or relative to application executeable. </text:span>If empty, defaults to application executeable directory</text:p>
        </text:list-item>
        <text:list-item>
          <text:p text:style-name="P9"><text:span text:style-name="T5">Name</text:span>: Component Name</text:p>
        </text:list-item>
        <text:list-item>
          <text:p text:style-name="P9"><text:span text:style-name="T5">PatchDirectory</text:span>: Path to directory holding SQL patch files. May either be absolute path or relative to application executeable.</text:p>
        </text:list-item>
        <text:list-item>
          <text:p text:style-name="P9"><text:span text:style-name="T5">Quiet</text:span>: If true then no database overwrite warnings</text:p>
        </text:list-item>
        <text:list-item>
          <text:p text:style-name="P9"><text:span text:style-name="T5">UpgradeConfFile</text:span>: Path to upgrade configuration file. May either be absolute path or relative to application executeable.</text:p>
        </text:list-item>
        <text:list-item>
          <text:p text:style-name="P9"><text:span text:style-name="T5">VendorName</text:span>: Used to construct path to Database Directory.</text:p>
        </text:list-item>
      </text:list>
      <text:p text:style-name="P17"><text:soft-page-break/>Note that at design time paths may use '/' or '\' as directory separator. At run time, they must be specified using the appropriate Directory Separator for the current platform.</text:p>
      <text:h text:style-name="Heading_20_3" text:outline-level="3">Events:</text:h>
      <text:list xml:id="list8871285200561681255" text:style-name="L4">
        <text:list-item>
          <text:p text:style-name="P13"><text:span text:style-name="T5">OnGetDatabaseName</text:span>: allows modification of the generated database name.</text:p>
        </text:list-item>
        <text:list-item>
          <text:p text:style-name="P12"><text:span text:style-name="T5">OnNewDatabaseOpen</text:span>: called after the successful initialisation of an empty local <text:s/>database.</text:p>
        </text:list-item>
      </text:list>
      <text:h text:style-name="Heading_20_3" text:outline-level="3"><text:span text:style-name="T3">DatabaseName, and login parameters management</text:span></text:h>
      <text:p text:style-name="P14">When TIBLocalDB is in use, the TIBDatabase.DatabaseName property is ignored and instead, it is generated algorithmically as:</text:p>
      <text:list xml:id="list4204188694744958168" text:style-name="L3">
        <text:list-item>
          <text:p text:style-name="P11">Windows: "User Application Directory"\VendorName\DatabaseName</text:p>
        </text:list-item>
        <text:list-item>
          <text:p text:style-name="P11">Unix: "User Home Directory"/."VendorName"/DatabaseName</text:p>
        </text:list-item>
      </text:list>
      <text:p text:style-name="P14">The “<text:span text:style-name="T4">DatabaseName” </text:span>comes from the TIBLocalDB.<text:span text:style-name="T4">DatabaseName </text:span>property.</text:p>
      <text:p text:style-name="P14">The “VendorName” comes from the <text:s/>TIBLocalDB.VendorName property. <text:span text:style-name="T4">If the TIBLocalDB .VendorName property is left empty then Sysutils.VendorName is used. If this is empty then no VendorName component is present in the path.</text:span></text:p>
      <text:p text:style-name="P8">Note the use of a hidden directory under Unix.</text:p>
      <text:p text:style-name="P16">If the generated DatabaseName is not appropriate then the TIBLocalDB.OnGetDatabaseName event handler gives a chance to inspect it and change it to something different.</text:p>
      <text:p text:style-name="P14">The Database Params are copied from the TIBDatabase component except that the “user_name” and “password” parameters are removed if present. When running under Windows, the “user_name” is set to “SYSDBA” and the “password” to “masterkey”. Under Unix, these parameters are omitted.</text:p>
      <text:h text:style-name="Heading_20_3" text:outline-level="3">Database Initialisation</text:h>
      <text:p text:style-name="P16">When the linked TIBDatabase connected property is set to “true”, TIBLocalDB generates the DatabaseName (as described above) and then if it does not correspond to an existing file, TIBLocalDB uses the Firebird Services API to create the database file from an “empty database” archive in gbak format. In practice, the archive can contain both the database metadata and initial table data.</text:p>
      <text:p text:style-name="P16">The “empty database” archive is given by the TIBLocalDB, <text:span text:style-name="T7">EmptyDBArchive </text:span><text:span text:style-name="T6">property. This should be a filename (usually with the .gbk extension) </text:span><text:span text:style-name="T9">and </text:span><text:span text:style-name="T10">may include </text:span><text:span text:style-name="T9">an optional path</text:span><text:span text:style-name="T6">. <text:s/></text:span><text:span text:style-name="T9">Relative paths are</text:span><text:span text:style-name="T8"> </text:span><text:span text:style-name="T10">interpreted as </text:span><text:span text:style-name="T8">relative to the application exe directory.</text:span></text:p>
      <text:p text:style-name="P18">The Services API is then used to create the initial database from this archive. An error is raised if the archive is not present.</text:p>
      <text:p text:style-name="P19">The local database can be re-initialised at any time by calling the TIBLocalDB.NewDatabase method.</text:p>
      <text:h text:style-name="P26" text:outline-level="3"><text:soft-page-break/>Saving the Current Database</text:h>
      <text:p text:style-name="P19">The current database contents can be saved at any time by a call to TIBLocalDB.SaveDatabase. The filename for the archive can be provided in the method call. If empty, then the user is prompted to enter a filename (default extension .gbk).</text:p>
      <text:p text:style-name="P19">The Services API is then called to archive the database to the specified file in gbak format.</text:p>
      <text:h text:style-name="P26" text:outline-level="3">Restoring the Database from an Archive</text:h>
      <text:p text:style-name="P19">The local database can be overwritten (restored) from any archive in gbak format (including those saved using the SaveDatabase method) by calling the TIBlocalDB.RestoreDatabase method. The filename for the source archive can be provide in the method call. <text:s/>If empty, then the user is prompted to locate the file.</text:p>
      <text:p text:style-name="P19">The Services API is then called to restore the local database from the archive.</text:p>
      <text:h text:style-name="P27" text:outline-level="3">Database Schema Upgrade</text:h>
      <text:p text:style-name="P20">A Software Application Update can also require a corresponding update to the database schema. With embedded Firebird server applications where the user may not even be aware that a database server is in use, it is important to have a means to field upgrade the database schema in as seamless and automatic a manner as possible. TIBLocalDB supports a suitable mechanism using the TIBXScript engine.</text:p>
      <text:h text:style-name="P21" text:outline-level="1">Local EmployeeDB Example</text:h>
      <text:p text:style-name="P5">========================</text:p>
      <text:p text:style-name="P5"/>
      <text:p text:style-name="P5">The purpose of this example is to demonstrate the use of the TIBLocalDB support component. This component is used with a TIBDatabase when the database is accessed using the Firebird Embedded Server. TIBLocalDB takes care of checking the environment and setting up FIREBIRD environment variables and DB parameters. It also supports initialisation of the local database from an archive in gbak format, plus save and restore of the local database. It can also run SQL scripts to upgrade the database schema when a new software version is released.</text:p>
      <text:p text:style-name="P5"/>
      <text:p text:style-name="P5">Before compiling and running the example, the Firebird embedded server must be installed:</text:p>
      <text:p text:style-name="P5"/>
      <text:p text:style-name="P5">Under Linux:</text:p>
      <text:p text:style-name="P5">------------</text:p>
      <text:p text:style-name="P5"/>
      <text:p text:style-name="P5">Debian/Ubuntu/Mint: run "sudo apt-get install libfbembed2.5" to install the server</text:p>
      <text:p text:style-name="P5"/>
      <text:p text:style-name="P5"><text:soft-page-break/>Fedora/Red hat/Centos: su -c "yum install firebird-libfbembed"</text:p>
      <text:p text:style-name="P5"/>
      <text:p text:style-name="P5">Under Windows:</text:p>
      <text:p text:style-name="P5">--------------</text:p>
      <text:p text:style-name="P5"/>
      <text:p text:style-name="P5">Download the Firebird Embedded Server from http://www.firebirdsql.org/en/firebird-2-5-5/ and extract the contents of the archive into the example directory i.e. ibx\examples\local-employeedb</text:p>
      <text:p text:style-name="P5"/>
      <text:p text:style-name="P5">Running the application</text:p>
      <text:p text:style-name="P5">-----------------------</text:p>
      <text:p text:style-name="P5"/>
      <text:p text:style-name="P5">The example should just compile and run. An archive of the Firebird example employee database is provided with the example. This will be used to create the initial database. It should then be automatically upgraded to "version 2" using the scripts provided in the "patches" directory. (see also the file upgrade.conf).</text:p>
      <text:p text:style-name="P5"/>
      <text:p text:style-name="P5">Note that you will not be prompted for a username/password. The embedded server uses normal file permissions to control access. Otherwise you can edit the employee database as in the client/server version.</text:p>
      <text:p text:style-name="P5"/>
      <text:p text:style-name="P5">The local database will be created in:</text:p>
      <text:p text:style-name="P5"/>
      <text:p text:style-name="P5">Linux: $HOME/.MWA Software/employee.fdb</text:p>
      <text:p text:style-name="P5">Windows: &lt;User Application Data Folder&gt;\MWA Software\employee.fdb</text:p>
      <text:p text:style-name="P5"/>
      <text:p text:style-name="P5">The File menu provides actions to save the current database to a gbak format archive, restore it again (replacing the current database) or to restore the database to its initial state.</text:p>
      <text:p text:style-name="P5"/>
      <text:p text:style-name="P5"/>
      <text:p text:style-name="P5"/>
      <text:h text:style-name="P22" text:outline-level="1"><text:soft-page-break/>Setting the FIREBIRD Environment Variables from within your Program</text:h>
      <text:p text:style-name="P1">If you are using a local database and the embedded Firebird Server then you also need to set the environment variables correctly to avoid conflicts with other users, or just so that Firebird works correctly. The <text:span text:style-name="T2">can</text:span> be set outside of the program – but this is not always that user friendly. They can be set from within a program except that on a Linux/Unix hosts this requires some extra code as for some unknown reason, FPC does not have a native interface that allows you to change environment variables. </text:p>
      <text:p text:style-name="P1">The following code snippet should work for most people. It also makes it easier to uses standard Firebird packages.</text:p>
      <text:p text:style-name="Preformatted_20_Text">{$IFDEF Unix}</text:p>
      <text:p text:style-name="Preformatted_20_Text">function setenv(name:Pchar; value:Pchar; replace:integer):integer;cdecl;external clib name 'setenv';</text:p>
      <text:p text:style-name="Preformatted_20_Text">function unsetenv(name:Pchar):integer;cdecl;external clib name 'unsetenv';</text:p>
      <text:p text:style-name="Preformatted_20_Text">function SetEnvironmentVariable(name:PChar; value:PChar):boolean;</text:p>
      <text:p text:style-name="Preformatted_20_Text">begin</text:p>
      <text:p text:style-name="Preformatted_20_Text"><text:s text:c="2"/>result:=false; //assume failure</text:p>
      <text:p text:style-name="Preformatted_20_Text"><text:s text:c="2"/>if value = '' then</text:p>
      <text:p text:style-name="Preformatted_20_Text"><text:s text:c="2"/>begin</text:p>
      <text:p text:style-name="Preformatted_20_Text"><text:s text:c="4"/>// Assume user wants to remove variable.</text:p>
      <text:p text:style-name="Preformatted_20_Text"><text:s text:c="4"/>if unsetenv(name)=0 then result:=true;</text:p>
      <text:p text:style-name="Preformatted_20_Text"><text:s text:c="2"/>end</text:p>
      <text:p text:style-name="Preformatted_20_Text"><text:s text:c="2"/>else</text:p>
      <text:p text:style-name="Preformatted_20_Text"><text:s text:c="2"/>begin</text:p>
      <text:p text:style-name="Preformatted_20_Text"><text:s text:c="4"/>// Non empty so set the variable</text:p>
      <text:p text:style-name="Preformatted_20_Text"><text:s text:c="4"/>if setenv(name, value, 1)=0 then result:=true;</text:p>
      <text:p text:style-name="Preformatted_20_Text"><text:s text:c="2"/>end;</text:p>
      <text:p text:style-name="Preformatted_20_Text">end;</text:p>
      <text:p text:style-name="Preformatted_20_Text">{$ENDIF} <text:s text:c="11"/></text:p>
      <text:p text:style-name="Preformatted_20_Text"/>
      <text:p text:style-name="Preformatted_20_Text">procedure SetupFirebirdEnv;</text:p>
      <text:p text:style-name="Preformatted_20_Text">var TmpDir: string;</text:p>
      <text:p text:style-name="Preformatted_20_Text">begin</text:p>
      <text:p text:style-name="Preformatted_20_Text"><text:s text:c="2"/>TmpDir := GetTempDir +</text:p>
      <text:p text:style-name="Preformatted_20_Text"><text:s text:c="6"/>DirectorySeparator + 'firebird_' + GetEnvironmentVariable('USER');</text:p>
      <text:p text:style-name="Preformatted_20_Text"><text:s text:c="2"/>if GetEnvironmentVariable('FIREBIRD_TMP') = '' then</text:p>
      <text:p text:style-name="Preformatted_20_Text"><text:s text:c="2"/>begin</text:p>
      <text:p text:style-name="Preformatted_20_Text"><text:s text:c="4"/>if not DirectoryExists(tmpDir) then</text:p>
      <text:p text:style-name="Preformatted_20_Text"><text:s text:c="6"/>mkdir(tmpDir);</text:p>
      <text:p text:style-name="Preformatted_20_Text"><text:s text:c="4"/>SetEnvironmentVariable('FIREBIRD_TMP',PChar(TmpDir));</text:p>
      <text:p text:style-name="Preformatted_20_Text"><text:s text:c="2"/>end;</text:p>
      <text:p text:style-name="Preformatted_20_Text"><text:s text:c="2"/>if GetEnvironmentVariable('FIREBIRD_LOCK') = '' then</text:p>
      <text:p text:style-name="Preformatted_20_Text"><text:s text:c="2"/>begin</text:p>
      <text:p text:style-name="Preformatted_20_Text"><text:s text:c="4"/>if not DirectoryExists(tmpDir) then</text:p>
      <text:p text:style-name="Preformatted_20_Text"><text:s text:c="6"/>mkdir(tmpDir);</text:p>
      <text:p text:style-name="Preformatted_20_Text"><text:s text:c="4"/>SetEnvironmentVariable('FIREBIRD_LOCK',PChar(TmpDir));</text:p>
      <text:p text:style-name="Preformatted_20_Text"><text:s text:c="2"/>end;</text:p>
      <text:p text:style-name="Preformatted_20_Text"><text:s text:c="2"/>{$IFDEF WINDOWS}</text:p>
      <text:p text:style-name="Preformatted_20_Text"><text:s text:c="2"/>if FileExists(Application.Location + 'firebird.msg') then</text:p>
      <text:p text:style-name="Preformatted_20_Text"><text:s text:c="4"/>SetEnvironmentVariable('FIREBIRD',PChar(ExtractFileDir(Application.ExeName)));</text:p>
      <text:p text:style-name="Preformatted_20_Text"><text:s text:c="2"/>{$ENDIF}</text:p>
      <text:p text:style-name="Preformatted_20_Text">end; <text:s text:c="11"/></text:p>
      <text:p text:style-name="Text_20_body"/>
      <text:h text:style-name="P24" text:outline-level="2"><text:soft-page-break/>Under Linux</text:h>
      <text:p text:style-name="P1">The procedure SetupFirebirdEnv does most of the work. An underlying assumption is that the Firebird embedded server has been installed from a standard package, such as libfbembed2.5 (Debian/Ubuntu). The Firebird files are thus all in standard locations and there is no need to set the FIREBIRD environment variable. However, using the default TMP or LOCK directories could give rise to conflicts or access rights issues.</text:p>
      <text:p text:style-name="P1">The procedure will create, if necessary a temporary directory for the FIREBIRD_TMP and FIREBIRD_LOCK environment variables to point to <text:span text:style-name="T1">and then set those Environment Variable to the path to that directory. It will not, however, overwrite existing values for either variable.</text:span></text:p>
      <text:p text:style-name="P3">The problem is that “SetEnvironmentVariable” only exists under Windows. We thus have to include our own version which makes direct use of “libc”. You will have also to include “Initc” your “uses” list in order to use libc.</text:p>
      <text:h text:style-name="P25" text:outline-level="2">Under Windows.</text:h>
      <text:p text:style-name="P2">The procedure SetupFirebirdEnv does most of the work. An underlying assumption is that the Firebird embedded server has been installed <text:span text:style-name="T1">in the same directory as your program. </text:span></text:p>
      <text:p text:style-name="P4"><text:span text:style-name="T1">The <text:s/>procedure SetupFirebirdEnv does the same as for Linux. Additionally, it has to point the FIREBIRD environment variable at the directory holding the Firebird messages file. However, there is no need here for your own <text:s/>SetEnvironmentVariable as this is available under Windows.</text:span>Y ou do have to include the "Windows" unit in your "uses" lis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ony Whyman</meta:initial-creator>
    <meta:creation-date>2015-05-09T13:42:29.879795800</meta:creation-date>
    <dc:date>2016-02-06T16:03:44.007060354</dc:date>
    <dc:creator>Tony Whyman</dc:creator>
    <meta:editing-duration>PT1H51M30S</meta:editing-duration>
    <meta:editing-cycles>12</meta:editing-cycles>
    <meta:generator>LibreOffice/4.2.8.2$Linux_X86_64 LibreOffice_project/420m0$Build-2</meta:generator>
    <meta:document-statistic meta:table-count="0" meta:image-count="0" meta:object-count="0" meta:page-count="6" meta:paragraph-count="117" meta:word-count="1567" meta:character-count="10761" meta:non-whitespace-character-count="9210"/>
  </office:meta>
</office:document-meta>
</file>